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57066666667" calcext:value-type="float">
            <text:p>2.28357</text:p>
          </table:table-cell>
          <table:table-cell office:value-type="float" office:value="2.277576" calcext:value-type="float">
            <text:p>2.27758</text:p>
          </table:table-cell>
          <table:table-cell office:value-type="float" office:value="3.24112" calcext:value-type="float">
            <text:p>3.241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235866666667" calcext:value-type="float">
            <text:p>2.27236</text:p>
          </table:table-cell>
          <table:table-cell office:value-type="float" office:value="2.28328666666667" calcext:value-type="float">
            <text:p>2.28329</text:p>
          </table:table-cell>
          <table:table-cell office:value-type="float" office:value="3.215264" calcext:value-type="float">
            <text:p>3.215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254876" calcext:value-type="float">
            <text:p>2.25488</text:p>
          </table:table-cell>
          <table:table-cell office:value-type="float" office:value="2.269168" calcext:value-type="float">
            <text:p>2.26917</text:p>
          </table:table-cell>
          <table:table-cell office:value-type="float" office:value="3.346256" calcext:value-type="float">
            <text:p>3.346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992" calcext:value-type="float">
            <text:p>2.26399</text:p>
          </table:table-cell>
          <table:table-cell office:value-type="float" office:value="2.26381066666667" calcext:value-type="float">
            <text:p>2.26381</text:p>
          </table:table-cell>
          <table:table-cell office:value-type="float" office:value="2.176848" calcext:value-type="float">
            <text:p>2.176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7984" calcext:value-type="float">
            <text:p>2.23798</text:p>
          </table:table-cell>
          <table:table-cell office:value-type="float" office:value="2.25714533333333" calcext:value-type="float">
            <text:p>2.25715</text:p>
          </table:table-cell>
          <table:table-cell office:value-type="float" office:value="2.184336" calcext:value-type="float">
            <text:p>2.184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664" calcext:value-type="float">
            <text:p>2.24166</text:p>
          </table:table-cell>
          <table:table-cell office:value-type="float" office:value="2.27078533333333" calcext:value-type="float">
            <text:p>2.27079</text:p>
          </table:table-cell>
          <table:table-cell office:value-type="float" office:value="3.136448" calcext:value-type="float">
            <text:p>3.13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559866666667" calcext:value-type="float">
            <text:p>2.2256</text:p>
          </table:table-cell>
          <table:table-cell office:value-type="float" office:value="2.22732" calcext:value-type="float">
            <text:p>2.22732</text:p>
          </table:table-cell>
          <table:table-cell office:value-type="float" office:value="3.615104" calcext:value-type="float">
            <text:p>3.61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37066666667" calcext:value-type="float">
            <text:p>2.19837</text:p>
          </table:table-cell>
          <table:table-cell office:value-type="float" office:value="2.21168133333333" calcext:value-type="float">
            <text:p>2.21168</text:p>
          </table:table-cell>
          <table:table-cell office:value-type="float" office:value="3.033952" calcext:value-type="float">
            <text:p>3.033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63333333333" calcext:value-type="float">
            <text:p>2.20963</text:p>
          </table:table-cell>
          <table:table-cell office:value-type="float" office:value="2.23042533333333" calcext:value-type="float">
            <text:p>2.23043</text:p>
          </table:table-cell>
          <table:table-cell office:value-type="float" office:value="3.620432" calcext:value-type="float">
            <text:p>3.62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7676" calcext:value-type="float">
            <text:p>2.20768</text:p>
          </table:table-cell>
          <table:table-cell office:value-type="float" office:value="2.21819866666667" calcext:value-type="float">
            <text:p>2.2182</text:p>
          </table:table-cell>
          <table:table-cell office:value-type="float" office:value="2.966848" calcext:value-type="float">
            <text:p>2.966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724" calcext:value-type="float">
            <text:p>2.19572</text:p>
          </table:table-cell>
          <table:table-cell office:value-type="float" office:value="2.20588533333333" calcext:value-type="float">
            <text:p>2.20589</text:p>
          </table:table-cell>
          <table:table-cell office:value-type="float" office:value="2.299248" calcext:value-type="float">
            <text:p>2.299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22266666667" calcext:value-type="float">
            <text:p>2.18622</text:p>
          </table:table-cell>
          <table:table-cell office:value-type="float" office:value="2.193268" calcext:value-type="float">
            <text:p>2.19327</text:p>
          </table:table-cell>
          <table:table-cell office:value-type="float" office:value="2.28504" calcext:value-type="float">
            <text:p>2.285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78872" calcext:value-type="float">
            <text:p>2.17887</text:p>
          </table:table-cell>
          <table:table-cell office:value-type="float" office:value="2.18910266666667" calcext:value-type="float">
            <text:p>2.1891</text:p>
          </table:table-cell>
          <table:table-cell office:value-type="float" office:value="2.976672" calcext:value-type="float">
            <text:p>2.97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9324" calcext:value-type="float">
            <text:p>2.16932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2.88896" calcext:value-type="float">
            <text:p>2.888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70533333333" calcext:value-type="float">
            <text:p>2.16771</text:p>
          </table:table-cell>
          <table:table-cell office:value-type="float" office:value="2.149228" calcext:value-type="float">
            <text:p>2.14923</text:p>
          </table:table-cell>
          <table:table-cell office:value-type="float" office:value="2.558272" calcext:value-type="float">
            <text:p>2.558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16133333333" calcext:value-type="float">
            <text:p>2.14916</text:p>
          </table:table-cell>
          <table:table-cell office:value-type="float" office:value="2.13916" calcext:value-type="float">
            <text:p>2.13916</text:p>
          </table:table-cell>
          <table:table-cell office:value-type="float" office:value="2.235344" calcext:value-type="float">
            <text:p>2.235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136" calcext:value-type="float">
            <text:p>2.14314</text:p>
          </table:table-cell>
          <table:table-cell office:value-type="float" office:value="2.14524933333333" calcext:value-type="float">
            <text:p>2.14525</text:p>
          </table:table-cell>
          <table:table-cell office:value-type="float" office:value="1.86008" calcext:value-type="float">
            <text:p>1.860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3524933333333" calcext:value-type="float">
            <text:p>2.13525</text:p>
          </table:table-cell>
          <table:table-cell office:value-type="float" office:value="2.13858533333333" calcext:value-type="float">
            <text:p>2.13859</text:p>
          </table:table-cell>
          <table:table-cell office:value-type="float" office:value="2.795872" calcext:value-type="float">
            <text:p>2.795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3280933333333" calcext:value-type="float">
            <text:p>2.13281</text:p>
          </table:table-cell>
          <table:table-cell office:value-type="float" office:value="2.147716" calcext:value-type="float">
            <text:p>2.14772</text:p>
          </table:table-cell>
          <table:table-cell office:value-type="float" office:value="1.818048" calcext:value-type="float">
            <text:p>1.81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512" calcext:value-type="float">
            <text:p>2.13151</text:p>
          </table:table-cell>
          <table:table-cell office:value-type="float" office:value="2.1573" calcext:value-type="float">
            <text:p>2.1573</text:p>
          </table:table-cell>
          <table:table-cell office:value-type="float" office:value="2.26352" calcext:value-type="float">
            <text:p>2.26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8048" calcext:value-type="float">
            <text:p>2.11805</text:p>
          </table:table-cell>
          <table:table-cell office:value-type="float" office:value="2.11789466666667" calcext:value-type="float">
            <text:p>2.11789</text:p>
          </table:table-cell>
          <table:table-cell office:value-type="float" office:value="2.0564" calcext:value-type="float">
            <text:p>2.05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65333333333" calcext:value-type="float">
            <text:p>2.11665</text:p>
          </table:table-cell>
          <table:table-cell office:value-type="float" office:value="2.15747733333333" calcext:value-type="float">
            <text:p>2.15748</text:p>
          </table:table-cell>
          <table:table-cell office:value-type="float" office:value="2.77376" calcext:value-type="float">
            <text:p>2.773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308533333333" calcext:value-type="float">
            <text:p>2.11309</text:p>
          </table:table-cell>
          <table:table-cell office:value-type="float" office:value="2.133844" calcext:value-type="float">
            <text:p>2.13384</text:p>
          </table:table-cell>
          <table:table-cell office:value-type="float" office:value="3.54752" calcext:value-type="float">
            <text:p>3.547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07572" calcext:value-type="float">
            <text:p>2.10757</text:p>
          </table:table-cell>
          <table:table-cell office:value-type="float" office:value="2.09959866666667" calcext:value-type="float">
            <text:p>2.0996</text:p>
          </table:table-cell>
          <table:table-cell office:value-type="float" office:value="3.215184" calcext:value-type="float">
            <text:p>3.21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558133333333" calcext:value-type="float">
            <text:p>2.10558</text:p>
          </table:table-cell>
          <table:table-cell office:value-type="float" office:value="2.10898666666667" calcext:value-type="float">
            <text:p>2.10899</text:p>
          </table:table-cell>
          <table:table-cell office:value-type="float" office:value="2.124128" calcext:value-type="float">
            <text:p>2.124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0398933333333" calcext:value-type="float">
            <text:p>2.10399</text:p>
          </table:table-cell>
          <table:table-cell office:value-type="float" office:value="2.12295333333333" calcext:value-type="float">
            <text:p>2.12295</text:p>
          </table:table-cell>
          <table:table-cell office:value-type="float" office:value="2.825376" calcext:value-type="float">
            <text:p>2.825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02112" calcext:value-type="float">
            <text:p>2.10211</text:p>
          </table:table-cell>
          <table:table-cell office:value-type="float" office:value="2.122492" calcext:value-type="float">
            <text:p>2.12249</text:p>
          </table:table-cell>
          <table:table-cell office:value-type="float" office:value="2.021328" calcext:value-type="float">
            <text:p>2.021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09886266666667" calcext:value-type="float">
            <text:p>2.09886</text:p>
          </table:table-cell>
          <table:table-cell office:value-type="float" office:value="2.09759066666667" calcext:value-type="float">
            <text:p>2.09759</text:p>
          </table:table-cell>
          <table:table-cell office:value-type="float" office:value="3.533616" calcext:value-type="float">
            <text:p>3.533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9478266666667" calcext:value-type="float">
            <text:p>2.09478</text:p>
          </table:table-cell>
          <table:table-cell office:value-type="float" office:value="2.10535066666667" calcext:value-type="float">
            <text:p>2.10535</text:p>
          </table:table-cell>
          <table:table-cell office:value-type="float" office:value="2.124416" calcext:value-type="float">
            <text:p>2.124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742533333333" calcext:value-type="float">
            <text:p>2.10743</text:p>
          </table:table-cell>
          <table:table-cell office:value-type="float" office:value="2.086732" calcext:value-type="float">
            <text:p>2.08673</text:p>
          </table:table-cell>
          <table:table-cell office:value-type="float" office:value="1.471664" calcext:value-type="float">
            <text:p>1.471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08267333333333" calcext:value-type="float">
            <text:p>2.08267</text:p>
          </table:table-cell>
          <table:table-cell office:value-type="float" office:value="2.11317333333333" calcext:value-type="float">
            <text:p>2.11317</text:p>
          </table:table-cell>
          <table:table-cell office:value-type="float" office:value="1.46152" calcext:value-type="float">
            <text:p>1.461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7503466666667" calcext:value-type="float">
            <text:p>2.07503</text:p>
          </table:table-cell>
          <table:table-cell office:value-type="float" office:value="2.07776266666667" calcext:value-type="float">
            <text:p>2.07776</text:p>
          </table:table-cell>
          <table:table-cell office:value-type="float" office:value="2.24248" calcext:value-type="float">
            <text:p>2.24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21" calcext:value-type="float">
            <text:p>2.0621</text:p>
          </table:table-cell>
          <table:table-cell office:value-type="float" office:value="2.07255866666667" calcext:value-type="float">
            <text:p>2.07256</text:p>
          </table:table-cell>
          <table:table-cell office:value-type="float" office:value="2.300192" calcext:value-type="float">
            <text:p>2.300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062064" calcext:value-type="float">
            <text:p>2.06206</text:p>
          </table:table-cell>
          <table:table-cell office:value-type="float" office:value="2.09777733333333" calcext:value-type="float">
            <text:p>2.09778</text:p>
          </table:table-cell>
          <table:table-cell office:value-type="float" office:value="3.372576" calcext:value-type="float">
            <text:p>3.372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01698533333333" calcext:value-type="float">
            <text:p>2.01699</text:p>
          </table:table-cell>
          <table:table-cell office:value-type="float" office:value="2.04728666666667" calcext:value-type="float">
            <text:p>2.04729</text:p>
          </table:table-cell>
          <table:table-cell office:value-type="float" office:value="2.698112" calcext:value-type="float">
            <text:p>2.69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04090533333333" calcext:value-type="float">
            <text:p>2.04091</text:p>
          </table:table-cell>
          <table:table-cell office:value-type="float" office:value="2.02789066666667" calcext:value-type="float">
            <text:p>2.02789</text:p>
          </table:table-cell>
          <table:table-cell office:value-type="float" office:value="2.647456" calcext:value-type="float">
            <text:p>2.647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02972" calcext:value-type="float">
            <text:p>2.02972</text:p>
          </table:table-cell>
          <table:table-cell office:value-type="float" office:value="2.04568666666667" calcext:value-type="float">
            <text:p>2.04569</text:p>
          </table:table-cell>
          <table:table-cell office:value-type="float" office:value="2.997152" calcext:value-type="float">
            <text:p>2.997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1929866666667" calcext:value-type="float">
            <text:p>2.0193</text:p>
          </table:table-cell>
          <table:table-cell office:value-type="float" office:value="2.01981866666667" calcext:value-type="float">
            <text:p>2.01982</text:p>
          </table:table-cell>
          <table:table-cell office:value-type="float" office:value="2.971168" calcext:value-type="float">
            <text:p>2.971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6988" calcext:value-type="float">
            <text:p>1.98699</text:p>
          </table:table-cell>
          <table:table-cell office:value-type="float" office:value="1.993152" calcext:value-type="float">
            <text:p>1.99315</text:p>
          </table:table-cell>
          <table:table-cell office:value-type="float" office:value="2.073152" calcext:value-type="float">
            <text:p>2.07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07752" calcext:value-type="float">
            <text:p>2.00775</text:p>
          </table:table-cell>
          <table:table-cell office:value-type="float" office:value="1.98204666666667" calcext:value-type="float">
            <text:p>1.98205</text:p>
          </table:table-cell>
          <table:table-cell office:value-type="float" office:value="1.213264" calcext:value-type="float">
            <text:p>1.21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77184" calcext:value-type="float">
            <text:p>1.97718</text:p>
          </table:table-cell>
          <table:table-cell office:value-type="float" office:value="1.98898666666667" calcext:value-type="float">
            <text:p>1.98899</text:p>
          </table:table-cell>
          <table:table-cell office:value-type="float" office:value="2.013696" calcext:value-type="float">
            <text:p>2.01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96820133333333" calcext:value-type="float">
            <text:p>1.9682</text:p>
          </table:table-cell>
          <table:table-cell office:value-type="float" office:value="1.96426" calcext:value-type="float">
            <text:p>1.96426</text:p>
          </table:table-cell>
          <table:table-cell office:value-type="float" office:value="2.116096" calcext:value-type="float">
            <text:p>2.11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6139733333333" calcext:value-type="float">
            <text:p>1.9614</text:p>
          </table:table-cell>
          <table:table-cell office:value-type="float" office:value="1.97175866666667" calcext:value-type="float">
            <text:p>1.97176</text:p>
          </table:table-cell>
          <table:table-cell office:value-type="float" office:value="2.852528" calcext:value-type="float">
            <text:p>2.85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9596" calcext:value-type="float">
            <text:p>1.9596</text:p>
          </table:table-cell>
          <table:table-cell office:value-type="float" office:value="1.96396133333333" calcext:value-type="float">
            <text:p>1.96396</text:p>
          </table:table-cell>
          <table:table-cell office:value-type="float" office:value="2.849648" calcext:value-type="float">
            <text:p>2.849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956688" calcext:value-type="float">
            <text:p>1.95669</text:p>
          </table:table-cell>
          <table:table-cell office:value-type="float" office:value="1.99058666666667" calcext:value-type="float">
            <text:p>1.99059</text:p>
          </table:table-cell>
          <table:table-cell office:value-type="float" office:value="1.250208" calcext:value-type="float">
            <text:p>1.25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947036" calcext:value-type="float">
            <text:p>1.94704</text:p>
          </table:table-cell>
          <table:table-cell office:value-type="float" office:value="1.95500533333333" calcext:value-type="float">
            <text:p>1.95501</text:p>
          </table:table-cell>
          <table:table-cell office:value-type="float" office:value="2.52368" calcext:value-type="float">
            <text:p>2.52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49112" calcext:value-type="float">
            <text:p>1.94911</text:p>
          </table:table-cell>
          <table:table-cell office:value-type="float" office:value="1.957828" calcext:value-type="float">
            <text:p>1.95783</text:p>
          </table:table-cell>
          <table:table-cell office:value-type="float" office:value="1.708048" calcext:value-type="float">
            <text:p>1.70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948296" calcext:value-type="float">
            <text:p>1.9483</text:p>
          </table:table-cell>
          <table:table-cell office:value-type="float" office:value="1.95175333333333" calcext:value-type="float">
            <text:p>1.95175</text:p>
          </table:table-cell>
          <table:table-cell office:value-type="float" office:value="1.726704" calcext:value-type="float">
            <text:p>1.7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4544666666667" calcext:value-type="float">
            <text:p>1.94545</text:p>
          </table:table-cell>
          <table:table-cell office:value-type="float" office:value="1.96308533333333" calcext:value-type="float">
            <text:p>1.96309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942176" calcext:value-type="float">
            <text:p>1.94218</text:p>
          </table:table-cell>
          <table:table-cell office:value-type="float" office:value="1.943164" calcext:value-type="float">
            <text:p>1.94316</text:p>
          </table:table-cell>
          <table:table-cell office:value-type="float" office:value="2.48112" calcext:value-type="float">
            <text:p>2.481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3940533333333" calcext:value-type="float">
            <text:p>1.93941</text:p>
          </table:table-cell>
          <table:table-cell office:value-type="float" office:value="1.95124266666667" calcext:value-type="float">
            <text:p>1.95124</text:p>
          </table:table-cell>
          <table:table-cell office:value-type="float" office:value="2.630336" calcext:value-type="float">
            <text:p>2.630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3198266666667" calcext:value-type="float">
            <text:p>1.93198</text:p>
          </table:table-cell>
          <table:table-cell office:value-type="float" office:value="1.949084" calcext:value-type="float">
            <text:p>1.94908</text:p>
          </table:table-cell>
          <table:table-cell office:value-type="float" office:value="2.19296" calcext:value-type="float">
            <text:p>2.19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93036133333333" calcext:value-type="float">
            <text:p>1.93036</text:p>
          </table:table-cell>
          <table:table-cell office:value-type="float" office:value="1.92872266666667" calcext:value-type="float">
            <text:p>1.92872</text:p>
          </table:table-cell>
          <table:table-cell office:value-type="float" office:value="2.124144" calcext:value-type="float">
            <text:p>2.124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92136133333333" calcext:value-type="float">
            <text:p>1.92136</text:p>
          </table:table-cell>
          <table:table-cell office:value-type="float" office:value="1.93542" calcext:value-type="float">
            <text:p>1.93542</text:p>
          </table:table-cell>
          <table:table-cell office:value-type="float" office:value="2.107504" calcext:value-type="float">
            <text:p>2.10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868556" calcext:value-type="float">
            <text:p>1.86856</text:p>
          </table:table-cell>
          <table:table-cell office:value-type="float" office:value="1.87950666666667" calcext:value-type="float">
            <text:p>1.87951</text:p>
          </table:table-cell>
          <table:table-cell office:value-type="float" office:value="2.199248" calcext:value-type="float">
            <text:p>2.199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89278266666667" calcext:value-type="float">
            <text:p>1.89278</text:p>
          </table:table-cell>
          <table:table-cell office:value-type="float" office:value="1.86320666666667" calcext:value-type="float">
            <text:p>1.86321</text:p>
          </table:table-cell>
          <table:table-cell office:value-type="float" office:value="1.83336" calcext:value-type="float">
            <text:p>1.833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27866666667" calcext:value-type="float">
            <text:p>1.84728</text:p>
          </table:table-cell>
          <table:table-cell office:value-type="float" office:value="1.85314133333333" calcext:value-type="float">
            <text:p>1.85314</text:p>
          </table:table-cell>
          <table:table-cell office:value-type="float" office:value="2.255376" calcext:value-type="float">
            <text:p>2.255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227066666667" calcext:value-type="float">
            <text:p>1.85227</text:p>
          </table:table-cell>
          <table:table-cell office:value-type="float" office:value="1.90011333333333" calcext:value-type="float">
            <text:p>1.90011</text:p>
          </table:table-cell>
          <table:table-cell office:value-type="float" office:value="1.948384" calcext:value-type="float">
            <text:p>1.948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9395066666667" calcext:value-type="float">
            <text:p>1.79395</text:p>
          </table:table-cell>
          <table:table-cell office:value-type="float" office:value="1.80326133333333" calcext:value-type="float">
            <text:p>1.80326</text:p>
          </table:table-cell>
          <table:table-cell office:value-type="float" office:value="1.52512" calcext:value-type="float">
            <text:p>1.525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750533333333" calcext:value-type="float">
            <text:p>1.76751</text:p>
          </table:table-cell>
          <table:table-cell office:value-type="float" office:value="1.76741466666667" calcext:value-type="float">
            <text:p>1.76741</text:p>
          </table:table-cell>
          <table:table-cell office:value-type="float" office:value="1.50896" calcext:value-type="float">
            <text:p>1.508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57066666667" calcext:value-type="float">
            <text:p>2.28357</text:p>
          </table:table-cell>
          <table:table-cell office:value-type="float" office:value="2.277576" calcext:value-type="float">
            <text:p>2.27758</text:p>
          </table:table-cell>
          <table:table-cell office:value-type="float" office:value="3.24112" calcext:value-type="float">
            <text:p>3.241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08818284444444" calcext:value-type="float">
            <text:p>2.08818</text:p>
          </table:table-cell>
          <table:table-cell table:formula="of:=AVERAGE([.BT1:.BT15])" office:value-type="float" office:value="2.09195457777778" calcext:value-type="float">
            <text:p>2.09195</text:p>
          </table:table-cell>
          <table:table-cell table:formula="of:=AVERAGE([.BU1:.BU15])" office:value-type="float" office:value="2.62015893333333" calcext:value-type="float">
            <text:p>2.62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724" calcext:value-type="float">
            <text:p>2.19572</text:p>
          </table:table-cell>
          <table:table-cell office:value-type="float" office:value="2.20588533333333" calcext:value-type="float">
            <text:p>2.20589</text:p>
          </table:table-cell>
          <table:table-cell office:value-type="float" office:value="2.299248" calcext:value-type="float">
            <text:p>2.299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19031466666667" calcext:value-type="float">
            <text:p>2.19031</text:p>
          </table:table-cell>
          <table:table-cell table:formula="of:=AVERAGE([.BT1:.BT5])" office:value-type="float" office:value="2.19055893333333" calcext:value-type="float">
            <text:p>2.19056</text:p>
          </table:table-cell>
          <table:table-cell table:formula="of:=AVERAGE([.BU1:.BU5])" office:value-type="float" office:value="2.7566944" calcext:value-type="float">
            <text:p>2.756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69324" calcext:value-type="float">
            <text:p>2.16932</text:p>
          </table:table-cell>
          <table:table-cell office:value-type="float" office:value="2.18152" calcext:value-type="float">
            <text:p>2.18152</text:p>
          </table:table-cell>
          <table:table-cell office:value-type="float" office:value="2.88896" calcext:value-type="float">
            <text:p>2.888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770533333333" calcext:value-type="float">
            <text:p>2.16771</text:p>
          </table:table-cell>
          <table:table-cell office:value-type="float" office:value="2.149228" calcext:value-type="float">
            <text:p>2.14923</text:p>
          </table:table-cell>
          <table:table-cell office:value-type="float" office:value="2.558272" calcext:value-type="float">
            <text:p>2.558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3524933333333" calcext:value-type="float">
            <text:p>2.13525</text:p>
          </table:table-cell>
          <table:table-cell office:value-type="float" office:value="2.13858533333333" calcext:value-type="float">
            <text:p>2.13859</text:p>
          </table:table-cell>
          <table:table-cell office:value-type="float" office:value="2.795872" calcext:value-type="float">
            <text:p>2.795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1512" calcext:value-type="float">
            <text:p>2.13151</text:p>
          </table:table-cell>
          <table:table-cell office:value-type="float" office:value="2.1573" calcext:value-type="float">
            <text:p>2.1573</text:p>
          </table:table-cell>
          <table:table-cell office:value-type="float" office:value="2.26352" calcext:value-type="float">
            <text:p>2.263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308533333333" calcext:value-type="float">
            <text:p>2.11309</text:p>
          </table:table-cell>
          <table:table-cell office:value-type="float" office:value="2.133844" calcext:value-type="float">
            <text:p>2.13384</text:p>
          </table:table-cell>
          <table:table-cell office:value-type="float" office:value="3.54752" calcext:value-type="float">
            <text:p>3.547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07572" calcext:value-type="float">
            <text:p>2.10757</text:p>
          </table:table-cell>
          <table:table-cell office:value-type="float" office:value="2.09959866666667" calcext:value-type="float">
            <text:p>2.0996</text:p>
          </table:table-cell>
          <table:table-cell office:value-type="float" office:value="3.215184" calcext:value-type="float">
            <text:p>3.21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558133333333" calcext:value-type="float">
            <text:p>2.10558</text:p>
          </table:table-cell>
          <table:table-cell office:value-type="float" office:value="2.10898666666667" calcext:value-type="float">
            <text:p>2.10899</text:p>
          </table:table-cell>
          <table:table-cell office:value-type="float" office:value="2.124128" calcext:value-type="float">
            <text:p>2.124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7503466666667" calcext:value-type="float">
            <text:p>2.07503</text:p>
          </table:table-cell>
          <table:table-cell office:value-type="float" office:value="2.07776266666667" calcext:value-type="float">
            <text:p>2.07776</text:p>
          </table:table-cell>
          <table:table-cell office:value-type="float" office:value="2.24248" calcext:value-type="float">
            <text:p>2.2424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1929866666667" calcext:value-type="float">
            <text:p>2.0193</text:p>
          </table:table-cell>
          <table:table-cell office:value-type="float" office:value="2.01981866666667" calcext:value-type="float">
            <text:p>2.01982</text:p>
          </table:table-cell>
          <table:table-cell office:value-type="float" office:value="2.971168" calcext:value-type="float">
            <text:p>2.971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96820133333333" calcext:value-type="float">
            <text:p>1.9682</text:p>
          </table:table-cell>
          <table:table-cell office:value-type="float" office:value="1.96426" calcext:value-type="float">
            <text:p>1.96426</text:p>
          </table:table-cell>
          <table:table-cell office:value-type="float" office:value="2.116096" calcext:value-type="float">
            <text:p>2.116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59596" calcext:value-type="float">
            <text:p>1.9596</text:p>
          </table:table-cell>
          <table:table-cell office:value-type="float" office:value="1.96396133333333" calcext:value-type="float">
            <text:p>1.96396</text:p>
          </table:table-cell>
          <table:table-cell office:value-type="float" office:value="2.849648" calcext:value-type="float">
            <text:p>2.849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49112" calcext:value-type="float">
            <text:p>1.94911</text:p>
          </table:table-cell>
          <table:table-cell office:value-type="float" office:value="1.957828" calcext:value-type="float">
            <text:p>1.95783</text:p>
          </table:table-cell>
          <table:table-cell office:value-type="float" office:value="1.708048" calcext:value-type="float">
            <text:p>1.70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942176" calcext:value-type="float">
            <text:p>1.94218</text:p>
          </table:table-cell>
          <table:table-cell office:value-type="float" office:value="1.943164" calcext:value-type="float">
            <text:p>1.94316</text:p>
          </table:table-cell>
          <table:table-cell office:value-type="float" office:value="2.48112" calcext:value-type="float">
            <text:p>2.481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664" calcext:value-type="float">
            <text:p>2.24166</text:p>
          </table:table-cell>
          <table:table-cell office:value-type="float" office:value="2.27078533333333" calcext:value-type="float">
            <text:p>2.27079</text:p>
          </table:table-cell>
          <table:table-cell office:value-type="float" office:value="3.136448" calcext:value-type="float">
            <text:p>3.136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07408097777778" calcext:value-type="float">
            <text:p>2.07408</text:p>
          </table:table-cell>
          <table:table-cell table:formula="of:=AVERAGE([.BT16:.BT30])" office:value-type="float" office:value="2.0884928" calcext:value-type="float">
            <text:p>2.08849</text:p>
          </table:table-cell>
          <table:table-cell table:formula="of:=AVERAGE([.BU16:.BU30])" office:value-type="float" office:value="2.65502826666667" calcext:value-type="float">
            <text:p>2.655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22266666667" calcext:value-type="float">
            <text:p>2.18622</text:p>
          </table:table-cell>
          <table:table-cell office:value-type="float" office:value="2.193268" calcext:value-type="float">
            <text:p>2.19327</text:p>
          </table:table-cell>
          <table:table-cell office:value-type="float" office:value="2.28504" calcext:value-type="float">
            <text:p>2.2850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17451466666667" calcext:value-type="float">
            <text:p>2.17451</text:p>
          </table:table-cell>
          <table:table-cell table:formula="of:=AVERAGE([.BT16:.BT20])" office:value-type="float" office:value="2.18995866666667" calcext:value-type="float">
            <text:p>2.18996</text:p>
          </table:table-cell>
          <table:table-cell table:formula="of:=AVERAGE([.BU16:.BU20])" office:value-type="float" office:value="2.6814528" calcext:value-type="float">
            <text:p>2.68145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78872" calcext:value-type="float">
            <text:p>2.17887</text:p>
          </table:table-cell>
          <table:table-cell office:value-type="float" office:value="2.18910266666667" calcext:value-type="float">
            <text:p>2.1891</text:p>
          </table:table-cell>
          <table:table-cell office:value-type="float" office:value="2.976672" calcext:value-type="float">
            <text:p>2.976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916133333333" calcext:value-type="float">
            <text:p>2.14916</text:p>
          </table:table-cell>
          <table:table-cell office:value-type="float" office:value="2.13916" calcext:value-type="float">
            <text:p>2.13916</text:p>
          </table:table-cell>
          <table:table-cell office:value-type="float" office:value="2.235344" calcext:value-type="float">
            <text:p>2.235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65333333333" calcext:value-type="float">
            <text:p>2.11665</text:p>
          </table:table-cell>
          <table:table-cell office:value-type="float" office:value="2.15747733333333" calcext:value-type="float">
            <text:p>2.15748</text:p>
          </table:table-cell>
          <table:table-cell office:value-type="float" office:value="2.77376" calcext:value-type="float">
            <text:p>2.773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0398933333333" calcext:value-type="float">
            <text:p>2.10399</text:p>
          </table:table-cell>
          <table:table-cell office:value-type="float" office:value="2.12295333333333" calcext:value-type="float">
            <text:p>2.12295</text:p>
          </table:table-cell>
          <table:table-cell office:value-type="float" office:value="2.825376" calcext:value-type="float">
            <text:p>2.825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09886266666667" calcext:value-type="float">
            <text:p>2.09886</text:p>
          </table:table-cell>
          <table:table-cell office:value-type="float" office:value="2.09759066666667" calcext:value-type="float">
            <text:p>2.09759</text:p>
          </table:table-cell>
          <table:table-cell office:value-type="float" office:value="3.533616" calcext:value-type="float">
            <text:p>3.533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9478266666667" calcext:value-type="float">
            <text:p>2.09478</text:p>
          </table:table-cell>
          <table:table-cell office:value-type="float" office:value="2.10535066666667" calcext:value-type="float">
            <text:p>2.10535</text:p>
          </table:table-cell>
          <table:table-cell office:value-type="float" office:value="2.124416" calcext:value-type="float">
            <text:p>2.1244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621" calcext:value-type="float">
            <text:p>2.0621</text:p>
          </table:table-cell>
          <table:table-cell office:value-type="float" office:value="2.07255866666667" calcext:value-type="float">
            <text:p>2.07256</text:p>
          </table:table-cell>
          <table:table-cell office:value-type="float" office:value="2.300192" calcext:value-type="float">
            <text:p>2.3001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062064" calcext:value-type="float">
            <text:p>2.06206</text:p>
          </table:table-cell>
          <table:table-cell office:value-type="float" office:value="2.09777733333333" calcext:value-type="float">
            <text:p>2.09778</text:p>
          </table:table-cell>
          <table:table-cell office:value-type="float" office:value="3.372576" calcext:value-type="float">
            <text:p>3.3725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02972" calcext:value-type="float">
            <text:p>2.02972</text:p>
          </table:table-cell>
          <table:table-cell office:value-type="float" office:value="2.04568666666667" calcext:value-type="float">
            <text:p>2.04569</text:p>
          </table:table-cell>
          <table:table-cell office:value-type="float" office:value="2.997152" calcext:value-type="float">
            <text:p>2.997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96139733333333" calcext:value-type="float">
            <text:p>1.9614</text:p>
          </table:table-cell>
          <table:table-cell office:value-type="float" office:value="1.97175866666667" calcext:value-type="float">
            <text:p>1.97176</text:p>
          </table:table-cell>
          <table:table-cell office:value-type="float" office:value="2.852528" calcext:value-type="float">
            <text:p>2.852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.948296" calcext:value-type="float">
            <text:p>1.9483</text:p>
          </table:table-cell>
          <table:table-cell office:value-type="float" office:value="1.95175333333333" calcext:value-type="float">
            <text:p>1.95175</text:p>
          </table:table-cell>
          <table:table-cell office:value-type="float" office:value="1.726704" calcext:value-type="float">
            <text:p>1.72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4544666666667" calcext:value-type="float">
            <text:p>1.94545</text:p>
          </table:table-cell>
          <table:table-cell office:value-type="float" office:value="1.96308533333333" calcext:value-type="float">
            <text:p>1.96309</text:p>
          </table:table-cell>
          <table:table-cell office:value-type="float" office:value="2.49264" calcext:value-type="float">
            <text:p>2.492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93198266666667" calcext:value-type="float">
            <text:p>1.93198</text:p>
          </table:table-cell>
          <table:table-cell office:value-type="float" office:value="1.949084" calcext:value-type="float">
            <text:p>1.94908</text:p>
          </table:table-cell>
          <table:table-cell office:value-type="float" office:value="2.19296" calcext:value-type="float">
            <text:p>2.192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235866666667" calcext:value-type="float">
            <text:p>2.27236</text:p>
          </table:table-cell>
          <table:table-cell office:value-type="float" office:value="2.28328666666667" calcext:value-type="float">
            <text:p>2.28329</text:p>
          </table:table-cell>
          <table:table-cell office:value-type="float" office:value="3.215264" calcext:value-type="float">
            <text:p>3.215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03967537777778" calcext:value-type="float">
            <text:p>2.03968</text:p>
          </table:table-cell>
          <table:table-cell table:formula="of:=AVERAGE([.BT31:.BT45])" office:value-type="float" office:value="2.05468426666667" calcext:value-type="float">
            <text:p>2.05468</text:p>
          </table:table-cell>
          <table:table-cell table:formula="of:=AVERAGE([.BU31:.BU45])" office:value-type="float" office:value="2.239072" calcext:value-type="float">
            <text:p>2.239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992" calcext:value-type="float">
            <text:p>2.26399</text:p>
          </table:table-cell>
          <table:table-cell office:value-type="float" office:value="2.26381066666667" calcext:value-type="float">
            <text:p>2.26381</text:p>
          </table:table-cell>
          <table:table-cell office:value-type="float" office:value="2.176848" calcext:value-type="float">
            <text:p>2.176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21729386666667" calcext:value-type="float">
            <text:p>2.21729</text:p>
          </table:table-cell>
          <table:table-cell table:formula="of:=AVERAGE([.BT31:.BT35])" office:value-type="float" office:value="2.22868746666667" calcext:value-type="float">
            <text:p>2.22869</text:p>
          </table:table-cell>
          <table:table-cell table:formula="of:=AVERAGE([.BU31:.BU35])" office:value-type="float" office:value="2.759488" calcext:value-type="float">
            <text:p>2.75949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63333333333" calcext:value-type="float">
            <text:p>2.20963</text:p>
          </table:table-cell>
          <table:table-cell office:value-type="float" office:value="2.23042533333333" calcext:value-type="float">
            <text:p>2.23043</text:p>
          </table:table-cell>
          <table:table-cell office:value-type="float" office:value="3.620432" calcext:value-type="float">
            <text:p>3.620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7676" calcext:value-type="float">
            <text:p>2.20768</text:p>
          </table:table-cell>
          <table:table-cell office:value-type="float" office:value="2.21819866666667" calcext:value-type="float">
            <text:p>2.2182</text:p>
          </table:table-cell>
          <table:table-cell office:value-type="float" office:value="2.966848" calcext:value-type="float">
            <text:p>2.9668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3280933333333" calcext:value-type="float">
            <text:p>2.13281</text:p>
          </table:table-cell>
          <table:table-cell office:value-type="float" office:value="2.147716" calcext:value-type="float">
            <text:p>2.14772</text:p>
          </table:table-cell>
          <table:table-cell office:value-type="float" office:value="1.818048" calcext:value-type="float">
            <text:p>1.8180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102112" calcext:value-type="float">
            <text:p>2.10211</text:p>
          </table:table-cell>
          <table:table-cell office:value-type="float" office:value="2.122492" calcext:value-type="float">
            <text:p>2.12249</text:p>
          </table:table-cell>
          <table:table-cell office:value-type="float" office:value="2.021328" calcext:value-type="float">
            <text:p>2.021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08267333333333" calcext:value-type="float">
            <text:p>2.08267</text:p>
          </table:table-cell>
          <table:table-cell office:value-type="float" office:value="2.11317333333333" calcext:value-type="float">
            <text:p>2.11317</text:p>
          </table:table-cell>
          <table:table-cell office:value-type="float" office:value="1.46152" calcext:value-type="float">
            <text:p>1.4615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04090533333333" calcext:value-type="float">
            <text:p>2.04091</text:p>
          </table:table-cell>
          <table:table-cell office:value-type="float" office:value="2.02789066666667" calcext:value-type="float">
            <text:p>2.02789</text:p>
          </table:table-cell>
          <table:table-cell office:value-type="float" office:value="2.647456" calcext:value-type="float">
            <text:p>2.647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77184" calcext:value-type="float">
            <text:p>1.97718</text:p>
          </table:table-cell>
          <table:table-cell office:value-type="float" office:value="1.98898666666667" calcext:value-type="float">
            <text:p>1.98899</text:p>
          </table:table-cell>
          <table:table-cell office:value-type="float" office:value="2.013696" calcext:value-type="float">
            <text:p>2.01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956688" calcext:value-type="float">
            <text:p>1.95669</text:p>
          </table:table-cell>
          <table:table-cell office:value-type="float" office:value="1.99058666666667" calcext:value-type="float">
            <text:p>1.99059</text:p>
          </table:table-cell>
          <table:table-cell office:value-type="float" office:value="1.250208" calcext:value-type="float">
            <text:p>1.250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3940533333333" calcext:value-type="float">
            <text:p>1.93941</text:p>
          </table:table-cell>
          <table:table-cell office:value-type="float" office:value="1.95124266666667" calcext:value-type="float">
            <text:p>1.95124</text:p>
          </table:table-cell>
          <table:table-cell office:value-type="float" office:value="2.630336" calcext:value-type="float">
            <text:p>2.630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92136133333333" calcext:value-type="float">
            <text:p>1.92136</text:p>
          </table:table-cell>
          <table:table-cell office:value-type="float" office:value="1.93542" calcext:value-type="float">
            <text:p>1.93542</text:p>
          </table:table-cell>
          <table:table-cell office:value-type="float" office:value="2.107504" calcext:value-type="float">
            <text:p>2.10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1.868556" calcext:value-type="float">
            <text:p>1.86856</text:p>
          </table:table-cell>
          <table:table-cell office:value-type="float" office:value="1.87950666666667" calcext:value-type="float">
            <text:p>1.87951</text:p>
          </table:table-cell>
          <table:table-cell office:value-type="float" office:value="2.199248" calcext:value-type="float">
            <text:p>2.1992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227066666667" calcext:value-type="float">
            <text:p>1.85227</text:p>
          </table:table-cell>
          <table:table-cell office:value-type="float" office:value="1.90011333333333" calcext:value-type="float">
            <text:p>1.90011</text:p>
          </table:table-cell>
          <table:table-cell office:value-type="float" office:value="1.948384" calcext:value-type="float">
            <text:p>1.948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6750533333333" calcext:value-type="float">
            <text:p>1.76751</text:p>
          </table:table-cell>
          <table:table-cell office:value-type="float" office:value="1.76741466666667" calcext:value-type="float">
            <text:p>1.76741</text:p>
          </table:table-cell>
          <table:table-cell office:value-type="float" office:value="1.50896" calcext:value-type="float">
            <text:p>1.5089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254876" calcext:value-type="float">
            <text:p>2.25488</text:p>
          </table:table-cell>
          <table:table-cell office:value-type="float" office:value="2.269168" calcext:value-type="float">
            <text:p>2.26917</text:p>
          </table:table-cell>
          <table:table-cell office:value-type="float" office:value="3.346256" calcext:value-type="float">
            <text:p>3.346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04723822222222" calcext:value-type="float">
            <text:p>2.04724</text:p>
          </table:table-cell>
          <table:table-cell table:formula="of:=AVERAGE([.BT46:.BT60])" office:value-type="float" office:value="2.04940088888889" calcext:value-type="float">
            <text:p>2.0494</text:p>
          </table:table-cell>
          <table:table-cell table:formula="of:=AVERAGE([.BU46:.BU60])" office:value-type="float" office:value="2.25426666666667" calcext:value-type="float">
            <text:p>2.254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7984" calcext:value-type="float">
            <text:p>2.23798</text:p>
          </table:table-cell>
          <table:table-cell office:value-type="float" office:value="2.25714533333333" calcext:value-type="float">
            <text:p>2.25715</text:p>
          </table:table-cell>
          <table:table-cell office:value-type="float" office:value="2.184336" calcext:value-type="float">
            <text:p>2.1843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21199306666667" calcext:value-type="float">
            <text:p>2.21199</text:p>
          </table:table-cell>
          <table:table-cell table:formula="of:=AVERAGE([.BT46:.BT50])" office:value-type="float" office:value="2.2221128" calcext:value-type="float">
            <text:p>2.22211</text:p>
          </table:table-cell>
          <table:table-cell table:formula="of:=AVERAGE([.BU46:.BU50])" office:value-type="float" office:value="2.8079456" calcext:value-type="float">
            <text:p>2.80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559866666667" calcext:value-type="float">
            <text:p>2.2256</text:p>
          </table:table-cell>
          <table:table-cell office:value-type="float" office:value="2.22732" calcext:value-type="float">
            <text:p>2.22732</text:p>
          </table:table-cell>
          <table:table-cell office:value-type="float" office:value="3.615104" calcext:value-type="float">
            <text:p>3.615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9837066666667" calcext:value-type="float">
            <text:p>2.19837</text:p>
          </table:table-cell>
          <table:table-cell office:value-type="float" office:value="2.21168133333333" calcext:value-type="float">
            <text:p>2.21168</text:p>
          </table:table-cell>
          <table:table-cell office:value-type="float" office:value="3.033952" calcext:value-type="float">
            <text:p>3.033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136" calcext:value-type="float">
            <text:p>2.14314</text:p>
          </table:table-cell>
          <table:table-cell office:value-type="float" office:value="2.14524933333333" calcext:value-type="float">
            <text:p>2.14525</text:p>
          </table:table-cell>
          <table:table-cell office:value-type="float" office:value="1.86008" calcext:value-type="float">
            <text:p>1.8600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8048" calcext:value-type="float">
            <text:p>2.11805</text:p>
          </table:table-cell>
          <table:table-cell office:value-type="float" office:value="2.11789466666667" calcext:value-type="float">
            <text:p>2.11789</text:p>
          </table:table-cell>
          <table:table-cell office:value-type="float" office:value="2.0564" calcext:value-type="float">
            <text:p>2.056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0742533333333" calcext:value-type="float">
            <text:p>2.10743</text:p>
          </table:table-cell>
          <table:table-cell office:value-type="float" office:value="2.086732" calcext:value-type="float">
            <text:p>2.08673</text:p>
          </table:table-cell>
          <table:table-cell office:value-type="float" office:value="1.471664" calcext:value-type="float">
            <text:p>1.4716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01698533333333" calcext:value-type="float">
            <text:p>2.01699</text:p>
          </table:table-cell>
          <table:table-cell office:value-type="float" office:value="2.04728666666667" calcext:value-type="float">
            <text:p>2.04729</text:p>
          </table:table-cell>
          <table:table-cell office:value-type="float" office:value="2.698112" calcext:value-type="float">
            <text:p>2.69811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6988" calcext:value-type="float">
            <text:p>1.98699</text:p>
          </table:table-cell>
          <table:table-cell office:value-type="float" office:value="1.993152" calcext:value-type="float">
            <text:p>1.99315</text:p>
          </table:table-cell>
          <table:table-cell office:value-type="float" office:value="2.073152" calcext:value-type="float">
            <text:p>2.073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007752" calcext:value-type="float">
            <text:p>2.00775</text:p>
          </table:table-cell>
          <table:table-cell office:value-type="float" office:value="1.98204666666667" calcext:value-type="float">
            <text:p>1.98205</text:p>
          </table:table-cell>
          <table:table-cell office:value-type="float" office:value="1.213264" calcext:value-type="float">
            <text:p>1.213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947036" calcext:value-type="float">
            <text:p>1.94704</text:p>
          </table:table-cell>
          <table:table-cell office:value-type="float" office:value="1.95500533333333" calcext:value-type="float">
            <text:p>1.95501</text:p>
          </table:table-cell>
          <table:table-cell office:value-type="float" office:value="2.52368" calcext:value-type="float">
            <text:p>2.523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93036133333333" calcext:value-type="float">
            <text:p>1.93036</text:p>
          </table:table-cell>
          <table:table-cell office:value-type="float" office:value="1.92872266666667" calcext:value-type="float">
            <text:p>1.92872</text:p>
          </table:table-cell>
          <table:table-cell office:value-type="float" office:value="2.124144" calcext:value-type="float">
            <text:p>2.124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.89278266666667" calcext:value-type="float">
            <text:p>1.89278</text:p>
          </table:table-cell>
          <table:table-cell office:value-type="float" office:value="1.86320666666667" calcext:value-type="float">
            <text:p>1.86321</text:p>
          </table:table-cell>
          <table:table-cell office:value-type="float" office:value="1.83336" calcext:value-type="float">
            <text:p>1.8333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27866666667" calcext:value-type="float">
            <text:p>1.84728</text:p>
          </table:table-cell>
          <table:table-cell office:value-type="float" office:value="1.85314133333333" calcext:value-type="float">
            <text:p>1.85314</text:p>
          </table:table-cell>
          <table:table-cell office:value-type="float" office:value="2.255376" calcext:value-type="float">
            <text:p>2.255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79395066666667" calcext:value-type="float">
            <text:p>1.79395</text:p>
          </table:table-cell>
          <table:table-cell office:value-type="float" office:value="1.80326133333333" calcext:value-type="float">
            <text:p>1.80326</text:p>
          </table:table-cell>
          <table:table-cell office:value-type="float" office:value="1.52512" calcext:value-type="float">
            <text:p>1.525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43:32.522657671</dc:date>
    <meta:document-statistic meta:table-count="2" meta:cell-count="9024" meta:object-count="0"/>
    <meta:generator>LibreOffice/4.2.8.2$Linux_X86_64 LibreOffice_project/420m0$Build-2</meta:generator>
  </office:meta>
</office:document-meta>
</file>